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9100001B900000176D20C8A7C8.svm"/>
  <manifest:file-entry manifest:media-type="" manifest:full-path="Pictures/200000F100001B900000176D88D87CD6.svm"/>
  <manifest:file-entry manifest:media-type="" manifest:full-path="Pictures/2000009100001B900000176D044712C8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Libertine" svg:font-family="'Linux Libertine'" style:font-adornments="Bold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font-name="DejaVu Sans1" fo:language="zxx" fo:country="none" officeooo:rsid="000acf3d" officeooo:paragraph-rsid="000acf3d" style:language-asian="zxx" style:country-asian="none" style:language-complex="zxx" style:country-complex="none"/>
    </style:style>
    <style:style style:name="P3" style:family="paragraph" style:parent-style-name="Standard">
      <style:text-properties style:font-name="DejaVu Sans1" fo:language="zxx" fo:country="none" officeooo:rsid="000b054e" officeooo:paragraph-rsid="00179497" style:language-asian="zxx" style:country-asian="none" style:language-complex="zxx" style:country-complex="none"/>
    </style:style>
    <style:style style:name="P4" style:family="paragraph" style:parent-style-name="Standard">
      <style:text-properties style:font-name="DejaVu Sans1" fo:language="zxx" fo:country="none" officeooo:rsid="000b054e" officeooo:paragraph-rsid="0019440a" style:language-asian="zxx" style:country-asian="none" style:language-complex="zxx" style:country-complex="none"/>
    </style:style>
    <style:style style:name="P5" style:family="paragraph" style:parent-style-name="Standard">
      <style:text-properties fo:color="#999999" style:font-name="DejaVu Sans1" fo:language="zxx" fo:country="none" officeooo:rsid="000b054e" officeooo:paragraph-rsid="0019440a" style:language-asian="zxx" style:country-asian="none" style:language-complex="zxx" style:country-complex="none"/>
    </style:style>
    <style:style style:name="P6" style:family="paragraph" style:parent-style-name="Standard">
      <style:text-properties fo:color="#999999" style:text-position="0% 100%" style:font-name="DejaVu Sans1" fo:language="zxx" fo:country="none" officeooo:rsid="000b054e" officeooo:paragraph-rsid="0019440a" style:language-asian="zxx" style:country-asian="none" style:language-complex="zxx" style:country-complex="none"/>
    </style:style>
    <style:style style:name="P7" style:family="paragraph" style:parent-style-name="Standard">
      <style:text-properties style:use-window-font-color="true" style:text-position="0% 100%" style:font-name="DejaVu Sans1" fo:language="zxx" fo:country="none" officeooo:rsid="000b054e" officeooo:paragraph-rsid="0019440a" style:language-asian="zxx" style:country-asian="none" style:language-complex="zxx" style:country-complex="none"/>
    </style:style>
    <style:style style:name="P8" style:family="paragraph" style:parent-style-name="Standard">
      <style:text-properties style:use-window-font-color="true" style:text-position="0% 100%" style:font-name="DejaVu Sans1" fo:language="zxx" fo:country="none" officeooo:rsid="000b054e" officeooo:paragraph-rsid="001a89f2" style:language-asian="zxx" style:country-asian="none" style:language-complex="zxx" style:country-complex="none"/>
    </style:style>
    <style:style style:name="P9" style:family="paragraph" style:parent-style-name="Standard">
      <style:text-properties style:use-window-font-color="true" style:text-position="0% 100%" style:font-name="DejaVu Sans1" fo:language="zxx" fo:country="none" officeooo:rsid="000b054e" officeooo:paragraph-rsid="001c468a" style:language-asian="zxx" style:country-asian="none" style:language-complex="zxx" style:country-complex="none"/>
    </style:style>
    <style:style style:name="P10" style:family="paragraph" style:parent-style-name="Standard">
      <style:text-properties style:use-window-font-color="true" style:text-position="0% 100%" style:font-name="DejaVu Sans1" fo:language="zxx" fo:country="none" officeooo:rsid="000b054e" officeooo:paragraph-rsid="001dbe88" style:language-asian="zxx" style:country-asian="none" style:language-complex="zxx" style:country-complex="none"/>
    </style:style>
    <style:style style:name="P11" style:family="paragraph" style:parent-style-name="Standard">
      <style:text-properties style:use-window-font-color="true" style:text-position="0% 100%" style:font-name="DejaVu Sans1" fo:language="zxx" fo:country="none" officeooo:rsid="000b054e" officeooo:paragraph-rsid="001ddde7" style:language-asian="zxx" style:country-asian="none" style:language-complex="zxx" style:country-complex="none"/>
    </style:style>
    <style:style style:name="P12" style:family="paragraph" style:parent-style-name="Standard">
      <style:text-properties style:use-window-font-color="true" style:text-position="0% 100%" style:font-name="DejaVu Sans1" fo:language="zxx" fo:country="none" officeooo:rsid="000b054e" officeooo:paragraph-rsid="001e0918" style:language-asian="zxx" style:country-asian="none" style:language-complex="zxx" style:country-complex="none"/>
    </style:style>
    <style:style style:name="P13" style:family="paragraph" style:parent-style-name="Standard">
      <style:text-properties style:use-window-font-color="true" style:text-position="0% 100%" style:font-name="DejaVu Sans1" fo:language="zxx" fo:country="none" officeooo:rsid="000b054e" officeooo:paragraph-rsid="001efa35" style:language-asian="zxx" style:country-asian="none" style:language-complex="zxx" style:country-complex="none"/>
    </style:style>
    <style:style style:name="P14" style:family="paragraph" style:parent-style-name="Standard">
      <style:text-properties style:use-window-font-color="true" style:text-position="0% 100%" style:font-name="DejaVu Sans1" fo:language="zxx" fo:country="none" officeooo:rsid="000b054e" officeooo:paragraph-rsid="00209f46" style:language-asian="zxx" style:country-asian="none" style:language-complex="zxx" style:country-complex="none"/>
    </style:style>
    <style:style style:name="P15" style:family="paragraph" style:parent-style-name="Standard">
      <style:text-properties style:use-window-font-color="true" style:text-position="0% 100%" style:font-name="DejaVu Sans1" fo:language="zxx" fo:country="none" officeooo:rsid="000b054e" officeooo:paragraph-rsid="0021d87b" style:language-asian="zxx" style:country-asian="none" style:language-complex="zxx" style:country-complex="none"/>
    </style:style>
    <style:style style:name="P16" style:family="paragraph" style:parent-style-name="Standard">
      <style:text-properties style:use-window-font-color="true" style:text-position="0% 100%" style:font-name="DejaVu Sans1" fo:language="zxx" fo:country="none" officeooo:rsid="000b054e" officeooo:paragraph-rsid="0025ae64" style:language-asian="zxx" style:country-asian="none" style:language-complex="zxx" style:country-complex="none"/>
    </style:style>
    <style:style style:name="P17" style:family="paragraph" style:parent-style-name="Standard">
      <style:text-properties style:use-window-font-color="true" style:text-position="0% 100%" style:font-name="DejaVu Sans1" fo:language="zxx" fo:country="none" officeooo:rsid="000b054e" officeooo:paragraph-rsid="0026268e" style:language-asian="zxx" style:country-asian="none" style:language-complex="zxx" style:country-complex="none"/>
    </style:style>
    <style:style style:name="P18" style:family="paragraph" style:parent-style-name="Standard">
      <style:text-properties style:use-window-font-color="true" style:text-position="0% 100%" style:font-name="DejaVu Sans1" fo:language="zxx" fo:country="none" officeooo:rsid="000b054e" officeooo:paragraph-rsid="00274663" style:language-asian="zxx" style:country-asian="none" style:language-complex="zxx" style:country-complex="none"/>
    </style:style>
    <style:style style:name="P19" style:family="paragraph" style:parent-style-name="Standard">
      <style:text-properties style:use-window-font-color="true" style:text-position="0% 100%" style:font-name="DejaVu Sans1" fo:language="zxx" fo:country="none" officeooo:rsid="000b054e" officeooo:paragraph-rsid="0029304f" style:language-asian="zxx" style:country-asian="none" style:language-complex="zxx" style:country-complex="none"/>
    </style:style>
    <style:style style:name="P20" style:family="paragraph" style:parent-style-name="Standard">
      <style:text-properties style:use-window-font-color="true" style:text-position="0% 100%" style:font-name="DejaVu Sans1" fo:language="zxx" fo:country="none" officeooo:rsid="000b054e" officeooo:paragraph-rsid="002a78a3" style:language-asian="zxx" style:country-asian="none" style:language-complex="zxx" style:country-complex="none"/>
    </style:style>
    <style:style style:name="P21" style:family="paragraph" style:parent-style-name="Standard">
      <style:text-properties style:use-window-font-color="true" style:text-position="0% 100%" style:font-name="DejaVu Sans1" fo:language="zxx" fo:country="none" officeooo:rsid="000b054e" officeooo:paragraph-rsid="002a86a4" style:language-asian="zxx" style:country-asian="none" style:language-complex="zxx" style:country-complex="none"/>
    </style:style>
    <style:style style:name="P22" style:family="paragraph" style:parent-style-name="Standard">
      <style:text-properties fo:color="#000000" style:text-position="0% 100%" style:font-name="DejaVu Sans1" fo:language="zxx" fo:country="none" officeooo:rsid="000b054e" officeooo:paragraph-rsid="0019440a" style:language-asian="zxx" style:country-asian="none" style:language-complex="zxx" style:country-complex="none"/>
    </style:style>
    <style:style style:name="P23" style:family="paragraph" style:parent-style-name="Standard">
      <style:paragraph-properties fo:break-before="page"/>
      <style:text-properties style:use-window-font-color="true" style:text-position="0% 100%" style:font-name="DejaVu Sans1" fo:language="zxx" fo:country="none" officeooo:rsid="000b054e" officeooo:paragraph-rsid="002440cb" style:language-asian="zxx" style:country-asian="none" style:language-complex="zxx" style:country-complex="none"/>
    </style:style>
    <style:style style:name="P24" style:family="paragraph" style:parent-style-name="Standard">
      <style:text-properties style:font-name="DejaVu Sans1" fo:language="zxx" fo:country="none" officeooo:rsid="00179497" officeooo:paragraph-rsid="00179497" style:language-asian="zxx" style:country-asian="none" style:language-complex="zxx" style:country-complex="none"/>
    </style:style>
    <style:style style:name="P25" style:family="paragraph" style:parent-style-name="Standard">
      <style:text-properties style:text-position="0% 100%" style:font-name="DejaVu Sans1" fo:language="zxx" fo:country="none" officeooo:rsid="00179497" officeooo:paragraph-rsid="00179497" style:language-asian="zxx" style:country-asian="none" style:language-complex="zxx" style:country-complex="none"/>
    </style:style>
    <style:style style:name="P26" style:family="paragraph" style:parent-style-name="Standard">
      <style:text-properties style:text-position="0% 100%" style:font-name="DejaVu Sans1" fo:language="zxx" fo:country="none" officeooo:rsid="00179497" officeooo:paragraph-rsid="0019440a" style:language-asian="zxx" style:country-asian="none" style:language-complex="zxx" style:country-complex="none"/>
    </style:style>
    <style:style style:name="P27" style:family="paragraph" style:parent-style-name="Standard">
      <style:text-properties style:text-position="0% 100%" style:font-name="DejaVu Sans1" fo:language="zxx" fo:country="none" officeooo:rsid="0019440a" officeooo:paragraph-rsid="00179497" style:language-asian="zxx" style:country-asian="none" style:language-complex="zxx" style:country-complex="none"/>
    </style:style>
    <style:style style:name="P28" style:family="paragraph" style:parent-style-name="Standard">
      <style:text-properties style:text-position="0% 100%" style:font-name="DejaVu Sans1" fo:language="zxx" fo:country="none" officeooo:rsid="0019440a" officeooo:paragraph-rsid="0019440a" style:language-asian="zxx" style:country-asian="none" style:language-complex="zxx" style:country-complex="none"/>
    </style:style>
    <style:style style:name="P29" style:family="paragraph" style:parent-style-name="Standard">
      <style:text-properties fo:color="#999999" style:text-position="0% 100%" style:font-name="DejaVu Sans1" fo:language="zxx" fo:country="none" officeooo:rsid="0019440a" officeooo:paragraph-rsid="00179497" style:language-asian="zxx" style:country-asian="none" style:language-complex="zxx" style:country-complex="none"/>
    </style:style>
    <style:style style:name="P30" style:family="paragraph" style:parent-style-name="Standard">
      <style:text-properties fo:color="#999999" style:text-position="0% 100%" style:font-name="DejaVu Sans1" fo:language="zxx" fo:country="none" officeooo:rsid="0019440a" officeooo:paragraph-rsid="0019440a" style:language-asian="zxx" style:country-asian="none" style:language-complex="zxx" style:country-complex="none"/>
    </style:style>
    <style:style style:name="P31" style:family="paragraph" style:parent-style-name="Standard">
      <style:text-properties style:use-window-font-color="true" style:text-position="0% 100%" style:font-name="DejaVu Sans1" fo:language="zxx" fo:country="none" officeooo:rsid="00179497" officeooo:paragraph-rsid="0019440a" style:language-asian="zxx" style:country-asian="none" style:language-complex="zxx" style:country-complex="none"/>
    </style:style>
    <style:style style:name="P32" style:family="paragraph" style:parent-style-name="Standard">
      <style:text-properties style:use-window-font-color="true" style:text-position="0% 100%" style:font-name="DejaVu Sans1" fo:language="zxx" fo:country="none" officeooo:rsid="0019440a" officeooo:paragraph-rsid="0019440a" style:language-asian="zxx" style:country-asian="none" style:language-complex="zxx" style:country-complex="none"/>
    </style:style>
    <style:style style:name="P33" style:family="paragraph" style:parent-style-name="Standard">
      <style:text-properties style:use-window-font-color="true" style:text-position="0% 100%" style:font-name="DejaVu Sans1" fo:language="zxx" fo:country="none" officeooo:rsid="001a89f2" officeooo:paragraph-rsid="001a89f2" style:language-asian="zxx" style:country-asian="none" style:language-complex="zxx" style:country-complex="none"/>
    </style:style>
    <style:style style:name="P34" style:family="paragraph" style:parent-style-name="Standard">
      <style:text-properties style:use-window-font-color="true" style:text-position="0% 100%" style:font-name="DejaVu Sans1" fo:language="zxx" fo:country="none" officeooo:rsid="001c468a" officeooo:paragraph-rsid="001c468a" style:language-asian="zxx" style:country-asian="none" style:language-complex="zxx" style:country-complex="none"/>
    </style:style>
    <style:style style:name="P35" style:family="paragraph" style:parent-style-name="Standard">
      <style:text-properties style:use-window-font-color="true" style:text-position="0% 100%" style:font-name="DejaVu Sans1" fo:language="zxx" fo:country="none" officeooo:rsid="001dbe88" officeooo:paragraph-rsid="001dbe88" style:language-asian="zxx" style:country-asian="none" style:language-complex="zxx" style:country-complex="none"/>
    </style:style>
    <style:style style:name="P36" style:family="paragraph" style:parent-style-name="Standard">
      <style:text-properties style:use-window-font-color="true" style:text-position="0% 100%" style:font-name="DejaVu Sans1" fo:language="zxx" fo:country="none" officeooo:rsid="001dbe88" officeooo:paragraph-rsid="001e0918" style:language-asian="zxx" style:country-asian="none" style:language-complex="zxx" style:country-complex="none"/>
    </style:style>
    <style:style style:name="P37" style:family="paragraph" style:parent-style-name="Standard">
      <style:text-properties style:use-window-font-color="true" style:text-position="0% 100%" style:font-name="DejaVu Sans1" fo:language="zxx" fo:country="none" officeooo:rsid="000b054e" officeooo:paragraph-rsid="002c3e7a" style:language-asian="zxx" style:country-asian="none" style:language-complex="zxx" style:country-complex="none"/>
    </style:style>
    <style:style style:name="P38" style:family="paragraph" style:parent-style-name="Standard">
      <style:text-properties style:use-window-font-color="true" style:text-position="0% 100%" style:font-name="DejaVu Sans1" fo:language="zxx" fo:country="none" officeooo:rsid="000b054e" officeooo:paragraph-rsid="001a89f2" style:language-asian="zxx" style:country-asian="none" style:language-complex="zxx" style:country-complex="none"/>
    </style:style>
    <style:style style:name="P39" style:family="paragraph" style:parent-style-name="Standard">
      <style:text-properties style:use-window-font-color="true" style:text-position="0% 100%" style:font-name="DejaVu Sans1" fo:language="zxx" fo:country="none" officeooo:rsid="000b054e" officeooo:paragraph-rsid="001e0918" style:language-asian="zxx" style:country-asian="none" style:language-complex="zxx" style:country-complex="none"/>
    </style:style>
    <style:style style:name="P40" style:family="paragraph" style:parent-style-name="Standard">
      <style:text-properties style:use-window-font-color="true" style:text-position="0% 100%" style:font-name="DejaVu Sans1" fo:language="zxx" fo:country="none" officeooo:rsid="000b054e" officeooo:paragraph-rsid="001ddde7" style:language-asian="zxx" style:country-asian="none" style:language-complex="zxx" style:country-complex="none"/>
    </style:style>
    <style:style style:name="P41" style:family="paragraph" style:parent-style-name="Standard">
      <style:text-properties style:use-window-font-color="true" style:text-position="0% 100%" style:font-name="DejaVu Sans1" fo:language="zxx" fo:country="none" fo:font-weight="normal" officeooo:rsid="001efa35" officeooo:paragraph-rsid="001e0918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text-properties style:use-window-font-color="true" style:text-position="0% 100%" style:font-name="DejaVu Sans1" fo:language="zxx" fo:country="none" fo:font-weight="normal" officeooo:rsid="001efa35" officeooo:paragraph-rsid="001efa35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text-properties style:use-window-font-color="true" style:text-position="0% 100%" style:font-name="DejaVu Sans1" fo:language="zxx" fo:country="none" fo:font-weight="normal" officeooo:rsid="00179497" officeooo:paragraph-rsid="001efa35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text-properties style:use-window-font-color="true" style:text-position="0% 100%" style:font-name="DejaVu Sans1" fo:language="zxx" fo:country="none" fo:font-weight="normal" officeooo:rsid="001a89f2" officeooo:paragraph-rsid="001efa35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text-properties style:use-window-font-color="true" style:text-position="0% 100%" style:font-name="DejaVu Sans1" fo:language="zxx" fo:country="none" fo:font-weight="normal" officeooo:rsid="0019440a" officeooo:paragraph-rsid="001efa35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text-properties style:use-window-font-color="true" style:text-position="0% 100%" style:font-name="DejaVu Sans1" fo:language="zxx" fo:country="none" fo:font-weight="normal" officeooo:rsid="00209f46" officeooo:paragraph-rsid="00209f46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text-properties style:use-window-font-color="true" style:text-position="0% 100%" style:font-name="DejaVu Sans1" fo:language="zxx" fo:country="none" fo:font-weight="normal" officeooo:rsid="0021d87b" officeooo:paragraph-rsid="0021d87b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text-properties style:use-window-font-color="true" style:text-position="0% 100%" style:font-name="DejaVu Sans1" fo:language="zxx" fo:country="none" fo:font-weight="normal" officeooo:rsid="002440cb" officeooo:paragraph-rsid="002440cb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text-properties style:use-window-font-color="true" style:text-position="0% 100%" style:font-name="DejaVu Sans1" fo:language="zxx" fo:country="none" fo:font-weight="normal" officeooo:rsid="0025ae64" officeooo:paragraph-rsid="0025ae64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text-properties style:use-window-font-color="true" style:text-position="0% 100%" style:font-name="DejaVu Sans1" fo:language="zxx" fo:country="none" fo:font-weight="normal" officeooo:rsid="0026268e" officeooo:paragraph-rsid="0026268e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text-properties style:use-window-font-color="true" style:text-position="0% 100%" style:font-name="DejaVu Sans1" fo:language="zxx" fo:country="none" fo:font-weight="normal" officeooo:rsid="00274663" officeooo:paragraph-rsid="00274663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text-properties style:use-window-font-color="true" style:text-position="0% 100%" style:font-name="DejaVu Sans1" fo:language="zxx" fo:country="none" fo:font-weight="normal" officeooo:rsid="0029304f" officeooo:paragraph-rsid="0029304f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text-properties style:use-window-font-color="true" style:text-position="0% 100%" style:font-name="DejaVu Sans1" fo:language="zxx" fo:country="none" fo:font-weight="normal" officeooo:rsid="0029304f" officeooo:paragraph-rsid="00274663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text-properties style:use-window-font-color="true" style:text-position="0% 100%" style:font-name="DejaVu Sans1" fo:language="zxx" fo:country="none" fo:font-weight="normal" officeooo:rsid="002a78a3" officeooo:paragraph-rsid="0029304f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text-properties style:use-window-font-color="true" style:text-position="0% 100%" style:font-name="DejaVu Sans1" fo:language="zxx" fo:country="none" fo:font-weight="normal" officeooo:rsid="002a78a3" officeooo:paragraph-rsid="002a78a3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text-properties style:use-window-font-color="true" style:text-position="0% 100%" style:font-name="DejaVu Sans1" fo:language="zxx" fo:country="none" fo:font-weight="normal" officeooo:rsid="002a86a4" officeooo:paragraph-rsid="002a78a3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text-properties style:use-window-font-color="true" style:text-position="0% 100%" style:font-name="DejaVu Sans1" fo:language="zxx" fo:country="none" fo:font-weight="normal" officeooo:rsid="002a86a4" officeooo:paragraph-rsid="002a86a4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text-properties fo:color="#000000" style:text-position="0% 100%" style:font-name="DejaVu Sans1" fo:language="zxx" fo:country="none" officeooo:rsid="0019440a" officeooo:paragraph-rsid="0019440a" style:language-asian="zxx" style:country-asian="none" style:language-complex="zxx" style:country-complex="none"/>
    </style:style>
    <style:style style:name="P59" style:family="paragraph" style:parent-style-name="Standard">
      <style:paragraph-properties fo:break-before="page"/>
      <style:text-properties style:font-name="DejaVu Sans1" fo:language="zxx" fo:country="none" officeooo:rsid="00179497" officeooo:paragraph-rsid="00179497" style:language-asian="zxx" style:country-asian="none" style:language-complex="zxx" style:country-complex="none"/>
    </style:style>
    <style:style style:name="P60" style:family="paragraph" style:parent-style-name="Standard">
      <style:paragraph-properties fo:break-before="page"/>
      <style:text-properties style:use-window-font-color="true" style:text-position="0% 100%" style:font-name="DejaVu Sans1" fo:language="zxx" fo:country="none" fo:font-weight="normal" officeooo:rsid="0026268e" officeooo:paragraph-rsid="0026268e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Standard">
      <style:paragraph-properties fo:break-before="page"/>
      <style:text-properties style:use-window-font-color="true" style:text-position="0% 100%" style:font-name="DejaVu Sans1" fo:language="zxx" fo:country="none" fo:font-weight="normal" officeooo:rsid="0029304f" officeooo:paragraph-rsid="0029304f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Standard">
      <style:paragraph-properties fo:break-before="page"/>
      <style:text-properties style:use-window-font-color="true" style:text-position="0% 100%" style:font-name="DejaVu Sans1" fo:language="zxx" fo:country="none" officeooo:rsid="000b054e" officeooo:paragraph-rsid="002c3e7a" style:language-asian="zxx" style:country-asian="none" style:language-complex="zxx" style:country-complex="none"/>
    </style:style>
    <style:style style:name="P6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language="zxx" fo:country="none" fo:font-style="normal" fo:font-weight="normal" officeooo:paragraph-rsid="000acf3d" style:font-name-asian="DejaVu Sans2" style:font-size-asian="16.1000003814697pt" style:language-asian="zxx" style:country-asian="none" style:font-weight-asian="bold" style:font-name-complex="Lohit Hindi" style:font-size-complex="16.1000003814697pt" style:language-complex="zxx" style:country-complex="none" style:font-weight-complex="bold"/>
    </style:style>
    <style:style style:name="P64" style:family="paragraph">
      <style:paragraph-properties fo:text-align="center"/>
    </style:style>
    <style:style style:name="T1" style:family="text">
      <style:text-properties officeooo:rsid="000acf3d"/>
    </style:style>
    <style:style style:name="T2" style:family="text">
      <style:text-properties officeooo:rsid="004d39bb"/>
    </style:style>
    <style:style style:name="T3" style:family="text">
      <style:text-properties fo:color="#999999" officeooo:rsid="00179497"/>
    </style:style>
    <style:style style:name="T4" style:family="text">
      <style:text-properties fo:color="#999999" style:text-position="sub 58%" officeooo:rsid="00179497"/>
    </style:style>
    <style:style style:name="T5" style:family="text">
      <style:text-properties fo:color="#999999" style:text-position="sub 58%" fo:font-weight="normal" officeooo:rsid="002a78a3" style:font-weight-asian="normal" style:font-weight-complex="normal"/>
    </style:style>
    <style:style style:name="T6" style:family="text">
      <style:text-properties fo:color="#999999" style:text-position="0% 100%" officeooo:rsid="00179497"/>
    </style:style>
    <style:style style:name="T7" style:family="text">
      <style:text-properties fo:color="#999999" style:text-position="0% 100%" officeooo:rsid="0019440a"/>
    </style:style>
    <style:style style:name="T8" style:family="text">
      <style:text-properties fo:color="#999999" officeooo:rsid="0019440a"/>
    </style:style>
    <style:style style:name="T9" style:family="text">
      <style:text-properties fo:color="#999999" officeooo:rsid="001a89f2"/>
    </style:style>
    <style:style style:name="T10" style:family="text">
      <style:text-properties fo:color="#999999" officeooo:rsid="001dbe88"/>
    </style:style>
    <style:style style:name="T11" style:family="text">
      <style:text-properties fo:color="#999999" fo:font-weight="normal" officeooo:rsid="0021d87b" style:font-weight-asian="normal" style:font-weight-complex="normal"/>
    </style:style>
    <style:style style:name="T12" style:family="text">
      <style:text-properties fo:color="#999999" fo:font-weight="normal" officeooo:rsid="0025ae64" style:font-weight-asian="normal" style:font-weight-complex="normal"/>
    </style:style>
    <style:style style:name="T13" style:family="text">
      <style:text-properties fo:color="#999999" fo:font-weight="normal" officeooo:rsid="00209f46" style:font-weight-asian="normal" style:font-weight-complex="normal"/>
    </style:style>
    <style:style style:name="T14" style:family="text">
      <style:text-properties fo:color="#999999" fo:font-weight="normal" officeooo:rsid="00274663" style:font-weight-asian="normal" style:font-weight-complex="normal"/>
    </style:style>
    <style:style style:name="T15" style:family="text">
      <style:text-properties fo:color="#999999" fo:font-weight="normal" officeooo:rsid="0026268e" style:font-weight-asian="normal" style:font-weight-complex="normal"/>
    </style:style>
    <style:style style:name="T16" style:family="text">
      <style:text-properties fo:color="#999999" fo:font-weight="normal" officeooo:rsid="002a78a3" style:font-weight-asian="normal" style:font-weight-complex="normal"/>
    </style:style>
    <style:style style:name="T17" style:family="text">
      <style:text-properties fo:color="#999999" officeooo:rsid="001e0918"/>
    </style:style>
    <style:style style:name="T18" style:family="text">
      <style:text-properties fo:color="#999999" style:text-position="super 58%" fo:font-weight="normal" officeooo:rsid="0021d87b" style:font-weight-asian="normal" style:font-weight-complex="normal"/>
    </style:style>
    <style:style style:name="T19" style:family="text">
      <style:text-properties style:text-position="super 58%" officeooo:rsid="0019440a"/>
    </style:style>
    <style:style style:name="T20" style:family="text">
      <style:text-properties style:text-position="super 58%" officeooo:rsid="001c468a"/>
    </style:style>
    <style:style style:name="T21" style:family="text">
      <style:text-properties style:text-position="super 58%" fo:font-weight="normal" officeooo:rsid="001efa35" style:font-weight-asian="normal" style:font-weight-complex="normal"/>
    </style:style>
    <style:style style:name="T22" style:family="text">
      <style:text-properties style:text-position="super 58%" fo:font-weight="normal" officeooo:rsid="0021d87b" style:font-weight-asian="normal" style:font-weight-complex="normal"/>
    </style:style>
    <style:style style:name="T23" style:family="text">
      <style:text-properties style:text-position="super 58%" fo:font-weight="normal" officeooo:rsid="0026268e" style:font-weight-asian="normal" style:font-weight-complex="normal"/>
    </style:style>
    <style:style style:name="T24" style:family="text">
      <style:text-properties style:text-position="sub 58%" officeooo:rsid="00179497"/>
    </style:style>
    <style:style style:name="T25" style:family="text">
      <style:text-properties style:text-position="sub 58%" officeooo:rsid="0019440a"/>
    </style:style>
    <style:style style:name="T26" style:family="text">
      <style:text-properties style:text-position="sub 58%" officeooo:rsid="001c468a"/>
    </style:style>
    <style:style style:name="T27" style:family="text">
      <style:text-properties style:text-position="sub 58%" officeooo:rsid="001dbe88"/>
    </style:style>
    <style:style style:name="T28" style:family="text">
      <style:text-properties style:text-position="sub 58%" fo:font-weight="normal" officeooo:rsid="001dbe88" style:font-weight-asian="normal" style:font-weight-complex="normal"/>
    </style:style>
    <style:style style:name="T29" style:family="text">
      <style:text-properties style:text-position="sub 58%" fo:font-weight="normal" officeooo:rsid="001ddde7" style:font-weight-asian="normal" style:font-weight-complex="normal"/>
    </style:style>
    <style:style style:name="T30" style:family="text">
      <style:text-properties style:text-position="sub 58%" fo:font-weight="normal" officeooo:rsid="001e0918" style:font-weight-asian="normal" style:font-weight-complex="normal"/>
    </style:style>
    <style:style style:name="T31" style:family="text">
      <style:text-properties style:text-position="sub 58%" fo:font-weight="normal" officeooo:rsid="001efa35" style:font-weight-asian="normal" style:font-weight-complex="normal"/>
    </style:style>
    <style:style style:name="T32" style:family="text">
      <style:text-properties style:text-position="sub 58%" fo:font-weight="normal" officeooo:rsid="00209f46" style:font-weight-asian="normal" style:font-weight-complex="normal"/>
    </style:style>
    <style:style style:name="T33" style:family="text">
      <style:text-properties style:text-position="sub 58%" fo:font-weight="normal" officeooo:rsid="001c468a" style:font-weight-asian="normal" style:font-weight-complex="normal"/>
    </style:style>
    <style:style style:name="T34" style:family="text">
      <style:text-properties style:text-position="sub 58%" fo:font-weight="normal" officeooo:rsid="002440cb" style:font-weight-asian="normal" style:font-weight-complex="normal"/>
    </style:style>
    <style:style style:name="T35" style:family="text">
      <style:text-properties style:text-position="sub 58%" fo:font-weight="normal" officeooo:rsid="0025ae64" style:font-weight-asian="normal" style:font-weight-complex="normal"/>
    </style:style>
    <style:style style:name="T36" style:family="text">
      <style:text-properties style:text-position="sub 58%" fo:font-weight="normal" officeooo:rsid="00274663" style:font-weight-asian="normal" style:font-weight-complex="normal"/>
    </style:style>
    <style:style style:name="T37" style:family="text">
      <style:text-properties style:text-position="sub 58%" fo:font-weight="normal" officeooo:rsid="0029304f" style:font-weight-asian="normal" style:font-weight-complex="normal"/>
    </style:style>
    <style:style style:name="T38" style:family="text">
      <style:text-properties style:text-position="sub 58%" fo:font-weight="normal" officeooo:rsid="002a78a3" style:font-weight-asian="normal" style:font-weight-complex="normal"/>
    </style:style>
    <style:style style:name="T39" style:family="text">
      <style:text-properties style:text-position="sub 58%" fo:font-weight="normal" officeooo:rsid="002a86a4" style:font-weight-asian="normal" style:font-weight-complex="normal"/>
    </style:style>
    <style:style style:name="T40" style:family="text">
      <style:text-properties officeooo:rsid="00179497"/>
    </style:style>
    <style:style style:name="T41" style:family="text">
      <style:text-properties style:text-position="0% 100%" officeooo:rsid="00179497"/>
    </style:style>
    <style:style style:name="T42" style:family="text">
      <style:text-properties style:text-position="0% 100%" officeooo:rsid="0019440a"/>
    </style:style>
    <style:style style:name="T43" style:family="text">
      <style:text-properties officeooo:rsid="0019440a"/>
    </style:style>
    <style:style style:name="T44" style:family="text">
      <style:text-properties officeooo:rsid="001a89f2"/>
    </style:style>
    <style:style style:name="T45" style:family="text">
      <style:text-properties officeooo:rsid="001c468a"/>
    </style:style>
    <style:style style:name="T46" style:family="text">
      <style:text-properties officeooo:rsid="001dbe88"/>
    </style:style>
    <style:style style:name="T47" style:family="text">
      <style:text-properties fo:font-weight="normal" officeooo:rsid="001dbe88" style:font-weight-asian="normal" style:font-weight-complex="normal"/>
    </style:style>
    <style:style style:name="T48" style:family="text">
      <style:text-properties fo:font-weight="normal" officeooo:rsid="001a89f2" style:font-weight-asian="normal" style:font-weight-complex="normal"/>
    </style:style>
    <style:style style:name="T49" style:family="text">
      <style:text-properties fo:font-weight="normal" officeooo:rsid="001ddde7" style:font-weight-asian="normal" style:font-weight-complex="normal"/>
    </style:style>
    <style:style style:name="T50" style:family="text">
      <style:text-properties fo:font-weight="normal" officeooo:rsid="001e0918" style:font-weight-asian="normal" style:font-weight-complex="normal"/>
    </style:style>
    <style:style style:name="T51" style:family="text">
      <style:text-properties fo:font-weight="normal" officeooo:rsid="001efa35" style:font-weight-asian="normal" style:font-weight-complex="normal"/>
    </style:style>
    <style:style style:name="T52" style:family="text">
      <style:text-properties fo:font-weight="normal" officeooo:rsid="00179497" style:font-weight-asian="normal" style:font-weight-complex="normal"/>
    </style:style>
    <style:style style:name="T53" style:family="text">
      <style:text-properties fo:font-weight="normal" officeooo:rsid="0019440a" style:font-weight-asian="normal" style:font-weight-complex="normal"/>
    </style:style>
    <style:style style:name="T54" style:family="text">
      <style:text-properties fo:font-weight="normal" officeooo:rsid="00209f46" style:font-weight-asian="normal" style:font-weight-complex="normal"/>
    </style:style>
    <style:style style:name="T55" style:family="text">
      <style:text-properties fo:font-weight="normal" officeooo:rsid="0021d87b" style:font-weight-asian="normal" style:font-weight-complex="normal"/>
    </style:style>
    <style:style style:name="T56" style:family="text">
      <style:text-properties fo:font-weight="normal" officeooo:rsid="001c468a" style:font-weight-asian="normal" style:font-weight-complex="normal"/>
    </style:style>
    <style:style style:name="T57" style:family="text">
      <style:text-properties fo:font-weight="normal" officeooo:rsid="002440cb" style:font-weight-asian="normal" style:font-weight-complex="normal"/>
    </style:style>
    <style:style style:name="T58" style:family="text">
      <style:text-properties fo:font-weight="normal" officeooo:rsid="0025ae64" style:font-weight-asian="normal" style:font-weight-complex="normal"/>
    </style:style>
    <style:style style:name="T59" style:family="text">
      <style:text-properties fo:font-weight="normal" officeooo:rsid="0026268e" style:font-weight-asian="normal" style:font-weight-complex="normal"/>
    </style:style>
    <style:style style:name="T60" style:family="text">
      <style:text-properties fo:font-weight="normal" officeooo:rsid="00274663" style:font-weight-asian="normal" style:font-weight-complex="normal"/>
    </style:style>
    <style:style style:name="T61" style:family="text">
      <style:text-properties fo:font-weight="normal" officeooo:rsid="0029304f" style:font-weight-asian="normal" style:font-weight-complex="normal"/>
    </style:style>
    <style:style style:name="T62" style:family="text">
      <style:text-properties fo:font-weight="normal" officeooo:rsid="002a78a3" style:font-weight-asian="normal" style:font-weight-complex="normal"/>
    </style:style>
    <style:style style:name="T63" style:family="text">
      <style:text-properties fo:font-weight="normal" officeooo:rsid="002a86a4" style:font-weight-asian="normal" style:font-weight-complex="normal"/>
    </style:style>
    <style:style style:name="T64" style:family="text">
      <style:text-properties fo:font-weight="normal" officeooo:rsid="002c3e7a" style:font-weight-asian="normal" style:font-weight-complex="normal"/>
    </style:style>
    <style:style style:name="T65" style:family="text">
      <style:text-properties officeooo:rsid="001e0918"/>
    </style:style>
    <style:style style:name="T66" style:family="text">
      <style:text-properties officeooo:rsid="001efa3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<text:span text:style-name="T1">20</text:span><text:span text:style-name="T2">11</text:span><text:span text:style-name="T1">-(</text:span><text:span text:style-name="T2">03</text:span><text:span text:style-name="T1">)</text:span><text:span text:style-name="T2">mar</text:span><text:span text:style-name="T1">-2</text:span><text:span text:style-name="T2">1</text:span><text:span text:style-name="T1">: dag </text:span><text:span text:style-name="T2">1</text:span><text:span text:style-name="T1">6</text:span></text:h>
      <text:p text:style-name="P2"/>
      <text:p text:style-name="P24">Mer algebra</text:p>
      <text:p text:style-name="P24"/>
      <text:p text:style-name="P24"><text:tab/>Direkta produkter av grupper</text:p>
      <text:p text:style-name="P24"/>
      <text:p text:style-name="P24"><text:tab/>Normala grupper</text:p>
      <text:p text:style-name="P24"/>
      <text:p text:style-name="P24"><text:tab/>Ringar och kroppar</text:p>
      <text:p text:style-name="P24"/>
      <text:p text:style-name="P24"><text:tab/>Permutationsgrupper</text:p>
      <text:p text:style-name="P24"/>
      <text:p text:style-name="P24"/>
      <text:p text:style-name="P59">Direkta produkter av grupper</text:p>
      <text:p text:style-name="P24"/>
      <text:p text:style-name="P24"/>
      <text:p text:style-name="P24">Från förra övningen</text:p>
      <text:p text:style-name="P24"/>
      <text:p text:style-name="P3"><text:span text:style-name="T40"><text:tab/>7)<text:tab/>Definiera den direkta produkten (G</text:span><text:span text:style-name="T24">1</text:span><text:span text:style-name="T41">, ∗</text:span><text:span text:style-name="T24">1</text:span><text:span text:style-name="T40">) × (G</text:span><text:span text:style-name="T24">2</text:span><text:span text:style-name="T40">, ∗</text:span><text:span text:style-name="T24">2</text:span><text:span text:style-name="T40">) = (G</text:span><text:span text:style-name="T24">1</text:span><text:span text:style-name="T40"> × G</text:span><text:span text:style-name="T24">2</text:span><text:span text:style-name="T40">, ∘)</text:span></text:p>
      <text:p text:style-name="P3"><text:span text:style-name="T40"><text:tab/><text:tab/>av (g</text:span><text:span text:style-name="T24">1</text:span><text:span text:style-name="T40">, g</text:span><text:span text:style-name="T24">2</text:span><text:span text:style-name="T40">) ∘ (h</text:span><text:span text:style-name="T24">1</text:span><text:span text:style-name="T40">, h</text:span><text:span text:style-name="T24">2</text:span><text:span text:style-name="T40">) = (g</text:span><text:span text:style-name="T24">1</text:span><text:span text:style-name="T40"> </text:span><text:span text:style-name="T41">∗</text:span><text:span text:style-name="T24">1</text:span><text:span text:style-name="T41"> h</text:span><text:span text:style-name="T24">1</text:span><text:span text:style-name="T41">, g</text:span><text:span text:style-name="T24">2</text:span><text:span text:style-name="T41"> ∗</text:span><text:span text:style-name="T24">2</text:span><text:span text:style-name="T41"> h</text:span><text:span text:style-name="T24">2</text:span><text:span text:style-name="T40">).</text:span></text:p>
      <text:p text:style-name="P3"><text:span text:style-name="T40"><text:tab/><text:tab/></text:span><text:span text:style-name="T3">g</text:span><text:span text:style-name="T4">1</text:span><text:span text:style-name="T6">, h</text:span><text:span text:style-name="T4">1</text:span><text:span text:style-name="T6"> ∈ G</text:span><text:span text:style-name="T4">1</text:span><text:span text:style-name="T6">; <text:s/>g</text:span><text:span text:style-name="T4">2</text:span><text:span text:style-name="T6">, h</text:span><text:span text:style-name="T4">2</text:span><text:span text:style-name="T6"> ∈ G</text:span><text:span text:style-name="T4">2</text:span></text:p>
      <text:p text:style-name="P25"/>
      <text:p text:style-name="P25"><text:tab/><text:tab/>a)<text:tab/>Verifiera att detta är en grupp.</text:p>
      <text:p text:style-name="P25"/>
      <text:p text:style-name="P26"><text:tab/><text:tab/><text:tab/>G1, Sluten:</text:p>
      <text:p text:style-name="P26"/>
      <text:p text:style-name="P4"><text:span text:style-name="T42"><text:tab/><text:tab/><text:tab/><text:tab/>Gäller eftersom det gäller för G</text:span><text:span text:style-name="T25">1</text:span><text:span text:style-name="T42"> och G</text:span><text:span text:style-name="T25">2</text:span><text:span text:style-name="T42">.</text:span></text:p>
      <text:p text:style-name="P29"/>
      <text:p text:style-name="P5"><text:span text:style-name="T42"><text:tab/><text:tab/><text:tab/><text:tab/> </text:span><text:span text:style-name="T41">g</text:span><text:span text:style-name="T24">1</text:span><text:span text:style-name="T41"> ∗</text:span><text:span text:style-name="T24">1</text:span><text:span text:style-name="T41"> h</text:span><text:span text:style-name="T24">1</text:span><text:span text:style-name="T42"> </text:span><text:span text:style-name="T41">∈ G</text:span><text:span text:style-name="T24">1</text:span></text:p>
      <text:p text:style-name="P5"><text:span text:style-name="T42"><text:tab/><text:tab/><text:tab/><text:tab/> </text:span><text:span text:style-name="T41">g</text:span><text:span text:style-name="T24">2</text:span><text:span text:style-name="T41"> ∗</text:span><text:span text:style-name="T24">2</text:span><text:span text:style-name="T41"> h</text:span><text:span text:style-name="T24">2</text:span><text:span text:style-name="T42"> </text:span><text:span text:style-name="T41">∈ G</text:span><text:span text:style-name="T24">2</text:span></text:p>
      <text:p text:style-name="P27"/>
      <text:p text:style-name="P27"/>
      <text:p text:style-name="P28"><text:tab/><text:tab/><text:tab/>G2, Associativ:</text:p>
      <text:p text:style-name="P28"/>
      <text:p text:style-name="P4"><text:span text:style-name="T42"><text:tab/><text:tab/><text:tab/><text:tab/>Gäller eftersom det gäller för G</text:span><text:span text:style-name="T25">1</text:span><text:span text:style-name="T42"> och G</text:span><text:span text:style-name="T25">2</text:span><text:span text:style-name="T42">.</text:span></text:p>
      <text:p text:style-name="P28"/>
      <text:p text:style-name="P4"><text:span text:style-name="T42"><text:tab/><text:tab/><text:tab/><text:tab/></text:span><text:span text:style-name="T7">Vänsterelementet: </text:span><text:span text:style-name="T6">g</text:span><text:span text:style-name="T4">1</text:span><text:span text:style-name="T6"> ∗</text:span><text:span text:style-name="T4">1</text:span><text:span text:style-name="T6"> h</text:span><text:span text:style-name="T4">1</text:span><text:span text:style-name="T7"> </text:span><text:span text:style-name="T6">∈ G</text:span><text:span text:style-name="T4">1</text:span></text:p>
      <text:p text:style-name="P4"><text:span text:style-name="T7"><text:tab/><text:tab/><text:tab/><text:tab/>Högerelementet: </text:span><text:span text:style-name="T6">g</text:span><text:span text:style-name="T4">2</text:span><text:span text:style-name="T6"> ∗</text:span><text:span text:style-name="T4">2</text:span><text:span text:style-name="T6"> h</text:span><text:span text:style-name="T4">2</text:span><text:span text:style-name="T7"> </text:span><text:span text:style-name="T6">∈ G</text:span><text:span text:style-name="T4">2</text:span></text:p>
      <text:p text:style-name="P31"/>
      <text:p text:style-name="P31"/>
      <text:p text:style-name="P32"><text:tab/><text:tab/><text:tab/>G3, Identietselement:</text:p>
      <text:p text:style-name="P32"/>
      <text:p text:style-name="P7"><text:span text:style-name="T43"><text:tab/><text:tab/><text:tab/></text:span><text:span text:style-name="T8"><text:tab/>1 = </text:span><text:span text:style-name="T43">(1</text:span><text:span text:style-name="T25">1</text:span><text:span text:style-name="T43">, 1</text:span><text:span text:style-name="T25">2</text:span><text:span text:style-name="T43">)</text:span></text:p>
      <text:p text:style-name="P30"/>
      <text:p text:style-name="P6"><text:span text:style-name="T43"><text:tab/><text:tab/><text:tab/><text:tab/>1</text:span><text:span text:style-name="T25">1</text:span><text:span text:style-name="T43"> är identietselementet i G</text:span><text:span text:style-name="T25">1</text:span><text:span text:style-name="T43">.</text:span></text:p>
      <text:p text:style-name="P6"><text:span text:style-name="T43"><text:tab/><text:tab/><text:tab/><text:tab/>1</text:span><text:span text:style-name="T25">2</text:span><text:span text:style-name="T43"> är identietselementet i G</text:span><text:span text:style-name="T25">2</text:span><text:span text:style-name="T43">.</text:span></text:p>
      <text:p text:style-name="P58"/>
      <text:p text:style-name="P22"><text:span text:style-name="T43"><text:tab/><text:tab/><text:tab/><text:tab/>(g</text:span><text:span text:style-name="T25">1</text:span><text:span text:style-name="T43">, g</text:span><text:span text:style-name="T25">2</text:span><text:span text:style-name="T43">) </text:span><text:span text:style-name="T40">∘</text:span><text:span text:style-name="T43"> (1</text:span><text:span text:style-name="T25">1</text:span><text:span text:style-name="T43">, 1</text:span><text:span text:style-name="T25">2</text:span><text:span text:style-name="T43">) = (g</text:span><text:span text:style-name="T25">1</text:span><text:span text:style-name="T43"> </text:span><text:span text:style-name="T40">∗</text:span><text:span text:style-name="T24">1</text:span><text:span text:style-name="T40"> </text:span><text:span text:style-name="T43">1</text:span><text:span text:style-name="T25">1</text:span><text:span text:style-name="T43">, g</text:span><text:span text:style-name="T25">2</text:span><text:span text:style-name="T43"> </text:span><text:span text:style-name="T40">∗</text:span><text:span text:style-name="T24">2</text:span><text:span text:style-name="T40"> </text:span><text:span text:style-name="T43">1</text:span><text:span text:style-name="T25">2</text:span><text:span text:style-name="T43">) = (g</text:span><text:span text:style-name="T25">1</text:span><text:span text:style-name="T43">, g</text:span><text:span text:style-name="T25">2</text:span><text:span text:style-name="T43">)</text:span></text:p>
      <text:p text:style-name="P31"/>
      <text:p text:style-name="P31"/>
      <text:p text:style-name="P32"><text:tab/><text:tab/><text:tab/>G4, Inverser:</text:p>
      <text:p text:style-name="P32"/>
      <text:p text:style-name="P7"><text:span text:style-name="T43"><text:tab/><text:tab/><text:tab/></text:span><text:span text:style-name="T8"><text:tab/></text:span><text:span text:style-name="T43">(g, h)</text:span><text:span text:style-name="T19">−1</text:span><text:span text:style-name="T43"> = (g</text:span><text:span text:style-name="T19">−1</text:span><text:span text:style-name="T43">, h</text:span><text:span text:style-name="T19">−1</text:span><text:span text:style-name="T43">)</text:span></text:p>
      <text:p text:style-name="P30"/>
      <text:p text:style-name="P6"><text:span text:style-name="T43"><text:tab/><text:tab/><text:tab/><text:tab/>(g, h) </text:span><text:span text:style-name="T40">∘</text:span><text:span text:style-name="T43"> (g</text:span><text:span text:style-name="T19">−1</text:span><text:span text:style-name="T43">, h</text:span><text:span text:style-name="T19">−1</text:span><text:span text:style-name="T43">) = (g </text:span><text:span text:style-name="T40">∗</text:span><text:span text:style-name="T24">1</text:span><text:span text:style-name="T40"> </text:span><text:span text:style-name="T43">g</text:span><text:span text:style-name="T19">−1</text:span><text:span text:style-name="T43">, h </text:span><text:span text:style-name="T40">∗</text:span><text:span text:style-name="T24">2</text:span><text:span text:style-name="T40"> </text:span><text:span text:style-name="T43">h</text:span><text:span text:style-name="T19">−1</text:span><text:span text:style-name="T43">) = (1</text:span><text:span text:style-name="T25">1</text:span><text:span text:style-name="T43">, 1</text:span><text:span text:style-name="T25">2</text:span><text:span text:style-name="T43">) = 1</text:span></text:p>
      <text:p text:style-name="P32"/>
      <text:p text:style-name="P32"/>
      <text:p text:style-name="P32"/>
      <text:p text:style-name="P37"><text:span text:style-name="T43"><text:tab/><text:tab/><text:tab/>(ℝ, +) × (ℝ, +) = (ℝ</text:span><text:span text:style-name="T19">2</text:span><text:span text:style-name="T43">, +)</text:span></text:p>
      <text:p text:style-name="P62"><text:tab/><text:tab/>b)<text:tab/>Visa att (ℤ<text:span text:style-name="T25">2</text:span><text:span text:style-name="T43">, +) × (ℤ</text:span><text:span text:style-name="T25">3</text:span><text:span text:style-name="T43">, +) ≅ (ℤ</text:span><text:span text:style-name="T25">6</text:span><text:span text:style-name="T43">, +)</text:span></text:p>
      <text:p text:style-name="P32"><text:tab/><text:tab/><text:tab/>(Vi ska alltså visa isomorfi.)</text:p>
      <text:p text:style-name="P32"/>
      <text:p text:style-name="P8"><text:span text:style-name="T43"><text:tab/><text:tab/><text:tab/>Båda grupperna</text:span><text:span text:style-name="T44"> [</text:span><text:span text:style-name="T43">ℤ</text:span><text:span text:style-name="T25">2</text:span><text:span text:style-name="T43"> × ℤ</text:span><text:span text:style-name="T25">3</text:span><text:span text:style-name="T43"> </text:span><text:span text:style-name="T44">och </text:span><text:span text:style-name="T43">ℤ</text:span><text:span text:style-name="T25">6</text:span><text:span text:style-name="T44">]</text:span><text:span text:style-name="T43"> är cykliska av ordningen 6.</text:span></text:p>
      <text:p text:style-name="P8"><text:span text:style-name="T43"/></text:p>
      <text:p text:style-name="P8"><draw:line text:anchor-type="paragraph" draw:z-index="0" draw:style-name="gr1" draw:text-style-name="P64" svg:x1="4.491cm" svg:y1="1.538cm" svg:x2="8.592cm" svg:y2="0.374cm"><text:p/></draw:line><text:span text:style-name="T44"><text:tab/><text:tab/><text:tab/>En isomorfi:<text:tab/><text:tab/></text:span><text:span text:style-name="T43">ℤ</text:span><text:span text:style-name="T25">2</text:span><text:span text:style-name="T43"> </text:span><text:span text:style-name="T44"><text:tab/></text:span><text:span text:style-name="T43">ℤ</text:span><text:span text:style-name="T25">3</text:span><text:span text:style-name="T43"> </text:span><text:span text:style-name="T44"><text:tab/></text:span><text:span text:style-name="T43">ℤ</text:span><text:span text:style-name="T25">6</text:span></text:p>
      <text:p text:style-name="P33"><draw:line text:anchor-type="paragraph" draw:z-index="1" draw:style-name="gr1" draw:text-style-name="P64" svg:x1="5.02cm" svg:y1="1.044cm" svg:x2="9.941cm" svg:y2="0.012cm"><text:p/></draw:line><draw:line text:anchor-type="paragraph" draw:z-index="2" draw:style-name="gr1" draw:text-style-name="P64" svg:x1="6.078cm" svg:y1="1.044cm" svg:x2="11.158cm" svg:y2="0.039cm"><text:p/></draw:line></text:p>
      <text:p text:style-name="P33"/>
      <text:p text:style-name="P8"><text:span text:style-name="T44"><text:tab/><text:tab/><text:tab/></text:span><text:span text:style-name="T9">ϕ(0, 0) = 0</text:span></text:p>
      <text:p text:style-name="P33"><text:tab/><text:tab/><text:tab/>ϕ(1, 1) = 1<text:tab/><text:tab/><text:tab/>Detta är en isomorfi på grund av att</text:p>
      <text:p text:style-name="P33"><text:tab/><text:tab/><text:tab/>ϕ(0, 2) = 2<text:tab/><text:tab/><text:tab/>båda är cykliska. Beror på additionen.</text:p>
      <text:p text:style-name="P33"><text:tab/><text:tab/><text:tab/>ϕ(1, 0) = 3</text:p>
      <text:p text:style-name="P33"><text:tab/><text:tab/><text:tab/>ϕ(0, 1) = 4</text:p>
      <text:p text:style-name="P33"><text:tab/><text:tab/><text:tab/>ϕ(1, 2) = 5</text:p>
      <text:p text:style-name="P33"><text:tab/><text:tab/><text:tab/>ϕ(0, 0) = 0</text:p>
      <text:p text:style-name="P33"/>
      <text:p text:style-name="P8"><text:span text:style-name="T44"><text:tab/><text:tab/><text:tab/>Däremot </text:span><text:span text:style-name="T43">(ℤ</text:span><text:span text:style-name="T25">3</text:span><text:span text:style-name="T43">, +) × (ℤ</text:span><text:span text:style-name="T25">3</text:span><text:span text:style-name="T43">, +) </text:span><text:span text:style-name="T44">≇</text:span><text:span text:style-name="T43"> (ℤ</text:span><text:span text:style-name="T25">9</text:span><text:span text:style-name="T43">, +)</text:span><text:span text:style-name="T44"> eftersom alla element har</text:span></text:p>
      <text:p text:style-name="P8"><text:span text:style-name="T44"><text:tab/><text:tab/><text:tab/>ordning 1 eller 3 i </text:span><text:span text:style-name="T43">ℤ</text:span><text:span text:style-name="T25">3</text:span><text:span text:style-name="T44">, </text:span><text:span text:style-name="T43">(ℤ</text:span><text:span text:style-name="T25">3</text:span><text:span text:style-name="T43">, +) × (ℤ</text:span><text:span text:style-name="T25">3</text:span><text:span text:style-name="T43">, +)</text:span><text:span text:style-name="T44"> är alltså inte cyklisk;</text:span></text:p>
      <text:p text:style-name="P8"><text:span text:style-name="T44"><text:tab/><text:tab/><text:tab/>det är dock </text:span><text:span text:style-name="T43">ℤ</text:span><text:span text:style-name="T25">9</text:span><text:span text:style-name="T44">.</text:span></text:p>
      <text:p text:style-name="P33"/>
      <text:p text:style-name="P33"/>
      <text:p text:style-name="P33"/>
      <text:p text:style-name="P33">Normala delgrupper</text:p>
      <text:p text:style-name="P33"/>
      <text:p text:style-name="P8"><text:span text:style-name="T44">Definition:<text:tab/>En delgrupp, N, till en grupp, G, är en normal delgrupp </text:span><text:span text:style-name="T9">(N ⊴ G)</text:span></text:p>
      <text:p text:style-name="P33"><text:tab/><text:tab/>om vänstersidoklasser = högersidoklasser.</text:p>
      <text:p text:style-name="P33"/>
      <text:p text:style-name="P33"><text:tab/><text:tab/>Det vill säga:</text:p>
      <text:p text:style-name="P33"/>
      <text:p text:style-name="P33"><text:tab/><text:tab/><text:tab/>gN = Ng ∀ g ∈ G</text:p>
      <text:p text:style-name="P33"/>
      <text:p text:style-name="P33"/>
      <text:p text:style-name="P34">Exempel:<text:tab/>Alla delgrupper för abelska (kommutativa) grupper.</text:p>
      <text:p text:style-name="P34"/>
      <text:p text:style-name="P9"><text:span text:style-name="T45"><text:tab/><text:tab/>För G</text:span><text:span text:style-name="T26">□</text:span><text:span text:style-name="T45">:<text:tab/>{i, r</text:span><text:span text:style-name="T20">2</text:span><text:span text:style-name="T45">}, {i, r, r</text:span><text:span text:style-name="T20">2</text:span><text:span text:style-name="T45">, r</text:span><text:span text:style-name="T20">3</text:span><text:span text:style-name="T45">}</text:span></text:p>
      <text:p text:style-name="P34"/>
      <text:p text:style-name="P34"/>
      <text:p text:style-name="P34">Om N är en normal degrupp så bildas</text:p>
      <text:p text:style-name="P34"/>
      <text:p text:style-name="P10"><text:span text:style-name="T45"><text:tab/>G/N = {gN | g </text:span><text:span text:style-name="T44">∈ G</text:span><text:span text:style-name="T45">}</text:span><text:span text:style-name="T10"> = {normal}</text:span><text:span text:style-name="T46"> = {Ng | g </text:span><text:span text:style-name="T44">∈ G</text:span><text:span text:style-name="T46">}, kvotgruppen</text:span></text:p>
      <text:p text:style-name="P35"><text:tab/>som är en grupp.</text:p>
      <text:p text:style-name="P35"/>
      <text:p text:style-name="P12"><text:span text:style-name="T65"><text:tab/></text:span><text:span text:style-name="T17">Motivieringen till namnet är: |G| = |G/N|⋅|N|</text:span></text:p>
      <text:p text:style-name="P36"/>
      <text:p text:style-name="P10"><text:span text:style-name="T46"><text:tab/>g</text:span><text:span text:style-name="T27">1</text:span><text:span text:style-name="T46">N ⋅ g</text:span><text:span text:style-name="T27">2</text:span><text:span text:style-name="T47">N = {g</text:span><text:span text:style-name="T28">1</text:span><text:span text:style-name="T47">n</text:span><text:span text:style-name="T28">1</text:span><text:span text:style-name="T47">g</text:span><text:span text:style-name="T28">2</text:span><text:span text:style-name="T47">n</text:span><text:span text:style-name="T28">2</text:span><text:span text:style-name="T47"> | n</text:span><text:span text:style-name="T28">1</text:span><text:span text:style-name="T47">, n</text:span><text:span text:style-name="T28">2</text:span><text:span text:style-name="T47"> </text:span><text:span text:style-name="T48">∈</text:span><text:span text:style-name="T47"> N} = {normal} = {g</text:span><text:span text:style-name="T28">1</text:span><text:span text:style-name="T47">g</text:span><text:span text:style-name="T28">2</text:span><text:span text:style-name="T47">n</text:span><text:span text:style-name="T28">3</text:span><text:span text:style-name="T47">n</text:span><text:span text:style-name="T28">2</text:span><text:span text:style-name="T47"> | n</text:span><text:span text:style-name="T28">3</text:span><text:span text:style-name="T47">, n</text:span><text:span text:style-name="T28">2</text:span><text:span text:style-name="T47"> </text:span><text:span text:style-name="T48">∈</text:span><text:span text:style-name="T47"> N}</text:span><text:span text:style-name="T49"> =</text:span></text:p>
      <text:p text:style-name="P11"><text:span text:style-name="T49"><text:tab/>= g</text:span><text:span text:style-name="T29">1</text:span><text:span text:style-name="T49">g</text:span><text:span text:style-name="T29">2</text:span><text:span text:style-name="T49">N <text:s text:c="2"/>och <text:s text:c="2"/>g</text:span><text:span text:style-name="T29">1</text:span><text:span text:style-name="T49">g</text:span><text:span text:style-name="T29">2</text:span><text:span text:style-name="T49">N ≤ g</text:span><text:span text:style-name="T29">1</text:span><text:span text:style-name="T49">Ng</text:span><text:span text:style-name="T29">2</text:span><text:span text:style-name="T49">N <text:s/>så <text:s/>g</text:span><text:span text:style-name="T29">1</text:span><text:span text:style-name="T49">Ng</text:span><text:span text:style-name="T29">2</text:span><text:span text:style-name="T49">N = g</text:span><text:span text:style-name="T29">1</text:span><text:span text:style-name="T49">g</text:span><text:span text:style-name="T29">2</text:span><text:span text:style-name="T49">N.</text:span></text:p>
      <text:p text:style-name="P12"><text:soft-page-break/><text:span text:style-name="T50">G/N med operationen g</text:span><text:span text:style-name="T30">1</text:span><text:span text:style-name="T50">Ng</text:span><text:span text:style-name="T30">2</text:span><text:span text:style-name="T50">N = g</text:span><text:span text:style-name="T30">1</text:span><text:span text:style-name="T50">g</text:span><text:span text:style-name="T30">2</text:span><text:span text:style-name="T50">N är en</text:span><text:span text:style-name="T51"> grupp:</text:span></text:p>
      <text:p text:style-name="P41"/>
      <text:p text:style-name="P13"><text:span text:style-name="T51"><text:tab/></text:span><text:span text:style-name="T52">G1, Sluten:</text:span><text:span text:style-name="T64"><text:tab/><text:tab/><text:tab/></text:span><text:span text:style-name="T51">g</text:span><text:span text:style-name="T31">1</text:span><text:span text:style-name="T51">g</text:span><text:span text:style-name="T31">2</text:span><text:span text:style-name="T51">N </text:span><text:span text:style-name="T48">∈ G</text:span><text:span text:style-name="T51">/N ⇒ {g</text:span><text:span text:style-name="T31">1</text:span><text:span text:style-name="T51">g</text:span><text:span text:style-name="T31">2</text:span><text:span text:style-name="T51"> = h} ⇒ hN </text:span><text:span text:style-name="T48">∈ G</text:span><text:span text:style-name="T51">/N</text:span></text:p>
      <text:p text:style-name="P44"/>
      <text:p text:style-name="P13"><text:span text:style-name="T51"><text:tab/></text:span><text:span text:style-name="T53">G2, Associativ:</text:span><text:span text:style-name="T64"><text:tab/><text:tab/></text:span><text:span text:style-name="T51">(g</text:span><text:span text:style-name="T31">1</text:span><text:span text:style-name="T51">Ng</text:span><text:span text:style-name="T31">2</text:span><text:span text:style-name="T51">N)g</text:span><text:span text:style-name="T31">3</text:span><text:span text:style-name="T51">N = (g</text:span><text:span text:style-name="T31">1</text:span><text:span text:style-name="T51">g</text:span><text:span text:style-name="T31">2</text:span><text:span text:style-name="T51">)g</text:span><text:span text:style-name="T31">3</text:span><text:span text:style-name="T51">N = g</text:span><text:span text:style-name="T31">1</text:span><text:span text:style-name="T51">(g</text:span><text:span text:style-name="T31">2</text:span><text:span text:style-name="T51">g</text:span><text:span text:style-name="T31">3</text:span><text:span text:style-name="T51">)N = g</text:span><text:span text:style-name="T31">1</text:span><text:span text:style-name="T51">N(g</text:span><text:span text:style-name="T31">2</text:span><text:span text:style-name="T51">Ng</text:span><text:span text:style-name="T31">3</text:span><text:span text:style-name="T51">N )</text:span></text:p>
      <text:p text:style-name="P42"/>
      <text:p text:style-name="P13"><text:span text:style-name="T51"><text:tab/></text:span><text:span text:style-name="T53">G3, Identietselement:</text:span><text:span text:style-name="T64"><text:tab/></text:span><text:span text:style-name="T51">N = 1N</text:span></text:p>
      <text:p text:style-name="P42"/>
      <text:p text:style-name="P13"><text:span text:style-name="T51"><text:tab/></text:span><text:span text:style-name="T53">G4, Inverser:</text:span><text:span text:style-name="T64"><text:tab/><text:tab/></text:span><text:span text:style-name="T51">gN)</text:span><text:span text:style-name="T21">−1</text:span><text:span text:style-name="T51"> = g</text:span><text:span text:style-name="T21">−1</text:span><text:span text:style-name="T51">N</text:span></text:p>
      <text:p text:style-name="P42"/>
      <text:p text:style-name="P42"/>
      <text:p text:style-name="P42"/>
      <text:p text:style-name="P42"/>
      <text:p text:style-name="P46">Exempel:<text:tab/>(ℤ, +)<text:tab/>(abelsk, så sidoklasserna är normala)</text:p>
      <text:p text:style-name="P46"><draw:frame draw:style-name="fr1" draw:name="graphics1" text:anchor-type="paragraph" svg:x="9.55cm" svg:y="0.026cm" svg:width="7.056cm" svg:height="5.997cm" draw:z-index="3"><draw:image xlink:href="Pictures/200000F100001B900000176D88D87CD6.svm" xlink:type="simple" xlink:show="embed" xlink:actuate="onLoad"/></draw:frame></text:p>
      <text:p text:style-name="P14"><text:span text:style-name="T54"><text:tab/><text:tab/>(ℤ, +) / (mℤ, +) = (ℤ</text:span><text:span text:style-name="T32">m</text:span><text:span text:style-name="T54">, +)</text:span></text:p>
      <text:p text:style-name="P46"/>
      <text:p text:style-name="P46"/>
      <text:p text:style-name="P46"><text:tab/><text:tab/>G grupp</text:p>
      <text:p text:style-name="P46"><text:tab/><text:tab/>N normal delgrupp</text:p>
      <text:p text:style-name="P46"/>
      <text:p text:style-name="P14"><text:span text:style-name="T54"><text:tab/><text:tab/>G/N = {gN | g </text:span><text:span text:style-name="T48">∈ G</text:span><text:span text:style-name="T54">}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15"><text:span text:style-name="T55">Exempel:<text:tab/>N = {i, r</text:span><text:span text:style-name="T22">2</text:span><text:span text:style-name="T55">}</text:span></text:p>
      <text:p text:style-name="P47"/>
      <text:p text:style-name="P15"><text:span text:style-name="T55"><text:tab/><text:tab/></text:span><text:span text:style-name="T56">G</text:span><text:span text:style-name="T33">□</text:span><text:span text:style-name="T55">/N = {{i, r</text:span><text:span text:style-name="T22">2</text:span><text:span text:style-name="T55">} = e, {r, r</text:span><text:span text:style-name="T22">3</text:span><text:span text:style-name="T55">} = a, {x, xr</text:span><text:span text:style-name="T22">2</text:span><text:span text:style-name="T55">} = b, {xr, xr</text:span><text:span text:style-name="T22">3</text:span><text:span text:style-name="T55">} = c}</text:span></text:p>
      <text:p text:style-name="P47"/>
      <text:p text:style-name="P15"><text:span text:style-name="T55"><text:tab/><text:tab/><text:tab/><text:tab/><text:tab/><text:tab/><text:tab/>N = iN = r</text:span><text:span text:style-name="T22">2</text:span><text:span text:style-name="T55">N<text:tab/>xN = Nx = xr</text:span><text:span text:style-name="T22">2</text:span><text:span text:style-name="T55">N =</text:span></text:p>
      <text:p text:style-name="P15"><draw:line text:anchor-type="paragraph" draw:z-index="5" draw:style-name="gr1" draw:text-style-name="P64" svg:x1="2.03cm" svg:y1="0.062cm" svg:x2="2.03cm" svg:y2="4.428cm"><text:p/></draw:line><text:span text:style-name="T55"><text:tab/><text:tab/>e<text:tab/>a<text:tab/>b<text:tab/>c<text:tab/><text:tab/>N = Ni = Nr</text:span><text:span text:style-name="T22">2</text:span><text:span text:style-name="T55"><text:tab/>= Nxr</text:span><text:span text:style-name="T22">2</text:span></text:p>
      <text:p text:style-name="P47"><draw:line text:anchor-type="paragraph" draw:z-index="4" draw:style-name="gr1" draw:text-style-name="P64" svg:x1="6.634cm" svg:y1="0.256cm" svg:x2="1.263cm" svg:y2="0.256cm"><text:p/></draw:line></text:p>
      <text:p text:style-name="P47"><text:tab/>e<text:tab/>e<text:tab/>a<text:tab/>b<text:tab/>c</text:p>
      <text:p text:style-name="P47"><text:tab/><text:tab/><text:tab/><text:tab/><text:tab/><text:tab/><text:tab/>Till exempel:</text:p>
      <text:p text:style-name="P15"><text:span text:style-name="T55"><text:tab/>a<text:tab/>a<text:tab/>e<text:tab/>c<text:tab/>b<text:tab/><text:tab/><text:tab/>ab = {r, r</text:span><text:span text:style-name="T22">3</text:span><text:span text:style-name="T55">}{x, xr</text:span><text:span text:style-name="T22">2</text:span><text:span text:style-name="T55">} =</text:span></text:p>
      <text:p text:style-name="P15"><text:span text:style-name="T55"><text:tab/><text:tab/><text:tab/><text:tab/><text:tab/><text:tab/><text:tab/><text:tab/>= {rx, rxr</text:span><text:span text:style-name="T22">2</text:span><text:span text:style-name="T55">, r</text:span><text:span text:style-name="T22">3</text:span><text:span text:style-name="T55">x, r</text:span><text:span text:style-name="T22">3</text:span><text:span text:style-name="T55">xr</text:span><text:span text:style-name="T22">2</text:span><text:span text:style-name="T55">} =</text:span></text:p>
      <text:p text:style-name="P15"><text:span text:style-name="T55"><text:tab/>b<text:tab/>b<text:tab/>c<text:tab/>e<text:tab/>a<text:tab/><text:tab/><text:tab/>= {xr</text:span><text:span text:style-name="T22">3</text:span><text:span text:style-name="T55">, xr</text:span><text:span text:style-name="T22">2</text:span><text:span text:style-name="T55">r</text:span><text:span text:style-name="T22">3</text:span><text:span text:style-name="T55">, r</text:span><text:span text:style-name="T22">3</text:span><text:span text:style-name="T55">x, r</text:span><text:span text:style-name="T22">3</text:span><text:span text:style-name="T55">xr</text:span><text:span text:style-name="T22">2</text:span><text:span text:style-name="T55">}</text:span><text:span text:style-name="T11"> =</text:span></text:p>
      <text:p text:style-name="P15"><text:span text:style-name="T55"><text:tab/><text:tab/><text:tab/><text:tab/><text:tab/><text:tab/><text:tab/><text:tab/></text:span><text:span text:style-name="T11">= {xr</text:span><text:span text:style-name="T18">3</text:span><text:span text:style-name="T11">, xr, xr, xr</text:span><text:span text:style-name="T18">2</text:span><text:span text:style-name="T11">r} =</text:span></text:p>
      <text:p text:style-name="P15"><text:span text:style-name="T55"><text:tab/>c<text:tab/>c<text:tab/>b<text:tab/>a<text:tab/>e<text:tab/><text:tab/><text:tab/></text:span><text:span text:style-name="T11">= {xr</text:span><text:span text:style-name="T18">3</text:span><text:span text:style-name="T11">, xr}</text:span></text:p>
      <text:p text:style-name="P23"><text:span text:style-name="T57">Gruppisomorfi:<text:tab/>ψ : G</text:span><text:span text:style-name="T34">1</text:span><text:span text:style-name="T57"> → G</text:span><text:span text:style-name="T34">2</text:span><text:span text:style-name="T57"> <text:tab/><text:tab/>((G</text:span><text:span text:style-name="T34">1</text:span><text:span text:style-name="T57">, ∗), (G</text:span><text:span text:style-name="T34">2</text:span><text:span text:style-name="T57">, ∘))</text:span></text:p>
      <text:p text:style-name="P48"><text:tab/><text:tab/><text:tab/>sådan att</text:p>
      <text:p text:style-name="P48"><text:tab/><text:tab/><text:tab/>ψ(g ∗ h) = ψ(g) ∘ ψ(h)</text:p>
      <text:p text:style-name="P48"/>
      <text:p text:style-name="P16"><text:span text:style-name="T57"><text:tab/><text:tab/><text:tab/>Då är G</text:span><text:span text:style-name="T58"> ≅</text:span><text:span text:style-name="T57"> G/N</text:span></text:p>
      <text:p text:style-name="P16"><text:span text:style-name="T58"><text:tab/><text:tab/><text:tab/>V</text:span><text:span text:style-name="T57">arje </text:span><text:span text:style-name="T58">homomorfi ges så (av någon normal delgrupp)</text:span></text:p>
      <text:p text:style-name="P49"/>
      <text:p text:style-name="P49"/>
      <text:p text:style-name="P49"/>
      <text:p text:style-name="P49"/>
      <text:p text:style-name="P49">Ringar är mängder med 2 operationer.</text:p>
      <text:p text:style-name="P16"><text:span text:style-name="T58">En ring </text:span><text:span text:style-name="T12">(R, med addition och multiplikation) </text:span><text:span text:style-name="T58">betecknas (R, +, ⋅),</text:span></text:p>
      <text:p text:style-name="P16"><text:span text:style-name="T58">och definieras av: </text:span><text:span text:style-name="T12">(Ringar liknar </text:span><text:span text:style-name="T13">ℤ</text:span><text:span text:style-name="T12">.)</text:span></text:p>
      <text:p text:style-name="P49"/>
      <text:p text:style-name="P49"><text:tab/>(1)<text:tab/>(R, +) är en abelsk grupp, med identitetselement 0.</text:p>
      <text:p text:style-name="P49"/>
      <text:p text:style-name="P49"><text:tab/>(2)<text:tab/>(R, ⋅) är sluten, associativ, med identietselement 1.</text:p>
      <text:p text:style-name="P49"/>
      <text:p text:style-name="P49"><text:tab/>(3)<text:tab/>Multiplikation (⋅) är distributiv över addition (+):</text:p>
      <text:p text:style-name="P49"/>
      <text:p text:style-name="P16"><text:span text:style-name="T58"><text:tab/><text:tab/><text:tab/>a ⋅ (b + c) = (a ⋅ b) + (a ⋅ c) </text:span><text:span text:style-name="T12">= ab + ac</text:span></text:p>
      <text:p text:style-name="P16"><text:span text:style-name="T58"><text:tab/><text:tab/><text:tab/>(a + b) ⋅ c</text:span><text:span text:style-name="T12"> = (a ⋅ c) + (b ⋅ c)</text:span><text:span text:style-name="T58"> = ac + bc</text:span></text:p>
      <text:p text:style-name="P49"/>
      <text:p text:style-name="P49"/>
      <text:p text:style-name="P49"/>
      <text:p text:style-name="P49">Exempel på ringar:</text:p>
      <text:p text:style-name="P49"/>
      <text:p text:style-name="P16"><text:span text:style-name="T58"><text:tab/>ℤ, ℤ</text:span><text:span text:style-name="T35">m</text:span><text:span text:style-name="T58">, M</text:span><text:span text:style-name="T35">n</text:span><text:span text:style-name="T58">(R), ℝ, ℚ, ℂ, ℝ[x]</text:span></text:p>
      <text:p text:style-name="P49"/>
      <text:p text:style-name="P49"/>
      <text:p text:style-name="P16"><text:span text:style-name="T58"><text:tab/>M</text:span><text:span text:style-name="T35">n</text:span><text:span text:style-name="T58">(R)<text:tab/>= n×n-matriser med element i ringen R.</text:span></text:p>
      <text:p text:style-name="P16"><text:span text:style-name="T58"><text:tab/>ℝ[x]<text:tab/>= Polynom med koefficienter i ℝ. </text:span><text:span text:style-name="T12">(Polynom över ℝ)</text:span></text:p>
      <text:p text:style-name="P49"/>
      <text:p text:style-name="P49"/>
      <text:p text:style-name="P49"/>
      <text:p text:style-name="P49"/>
      <text:p text:style-name="P16"><text:span text:style-name="T58">(F, +, ⋅) </text:span><text:span text:style-name="T12">(F skrivs ofta 𝔽)</text:span><text:span text:style-name="T58"> är en kropp </text:span><text:span text:style-name="T12">(en. field)</text:span><text:span text:style-name="T58"> om det är en ring sådan att</text:span></text:p>
      <text:p text:style-name="P49">(F\{0}, ⋅) är en abelsk grupp.</text:p>
      <text:p text:style-name="P49"/>
      <text:p text:style-name="P49"/>
      <text:p text:style-name="P49">Exempel (p primtal):</text:p>
      <text:p text:style-name="P49"/>
      <text:p text:style-name="P16"><draw:custom-shape text:anchor-type="paragraph" draw:z-index="7" draw:style-name="gr2" draw:text-style-name="P64" svg:width="4.414cm" svg:height="1.179cm" svg:x="5.211cm" svg:y="0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pan text:style-name="T58"><text:tab/>ℝ, ℚ, ℂ, ℤ</text:span><text:span text:style-name="T35">p</text:span><text:span text:style-name="T58">, F(x) = </text:span><text:span text:style-name="T58"><draw:frame draw:style-name="fr2" draw:name="Object1" text:anchor-type="as-char" svg:width="4.249cm" svg:height="1.18cm" draw:z-index="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9"/>
      <text:p text:style-name="P60">I en ring R:<text:tab/>x ∈ R kallas invertibel i R omm det finns u ∈ R sådant att</text:p>
      <text:p text:style-name="P17"><text:span text:style-name="T59"><text:tab/><text:tab/>ux = xu = 1; då är u = x</text:span><text:span text:style-name="T23">−1</text:span></text:p>
      <text:p text:style-name="P50"/>
      <text:p text:style-name="P50"/>
      <text:p text:style-name="P50">U(R) = {x ∈ R : x invertibelt}</text:p>
      <text:p text:style-name="P50"/>
      <text:p text:style-name="P51">Sats:<text:tab/>(U(R), ⋅) är en grupp för varje ring R.</text:p>
      <text:p text:style-name="P51"/>
      <text:p text:style-name="P51">Exempel:<text:tab/>U(ℤ) = {−1, 1}</text:p>
      <text:p text:style-name="P18"><text:span text:style-name="T60"><text:tab/><text:tab/>U(ℤ</text:span><text:span text:style-name="T36">m</text:span><text:span text:style-name="T60">) = {x </text:span><text:span text:style-name="T48">∈</text:span><text:span text:style-name="T60"> ℤ</text:span><text:span text:style-name="T36">m</text:span><text:span text:style-name="T60"> : sgd(x, m) = 1}</text:span></text:p>
      <text:p text:style-name="P51"/>
      <text:p text:style-name="P51"/>
      <text:p text:style-name="P51"/>
      <text:p text:style-name="P51"/>
      <text:p text:style-name="P51"/>
      <text:p text:style-name="P18"><text:span text:style-name="T60">En permutation är en bijektiv funktion</text:span><text:span text:style-name="T14"> med samma domän som kodomän</text:span></text:p>
      <text:p text:style-name="P18"><text:span text:style-name="T14">(</text:span><text:span text:style-name="T60">från en mängd till sig själv</text:span><text:span text:style-name="T14">)</text:span><text:span text:style-name="T60">:</text:span></text:p>
      <text:p text:style-name="P51"/>
      <text:p text:style-name="P51"><text:tab/>π : X → X, <text:s/>π bijektiv</text:p>
      <text:p text:style-name="P51"/>
      <text:p text:style-name="P52"/>
      <text:p text:style-name="P19"><text:span text:style-name="T61">S</text:span><text:span text:style-name="T37">n</text:span><text:span text:style-name="T61"> = mängden av alla permutationer av [n] = {1, 2, 3, …, n}</text:span></text:p>
      <text:p text:style-name="P51"/>
      <text:p text:style-name="P18"><text:span text:style-name="T60">|S</text:span><text:span text:style-name="T36">n</text:span><text:span text:style-name="T60">| = n!</text:span><text:span text:style-name="T61"><text:tab/>(Antelet permutationer)</text:span></text:p>
      <text:p text:style-name="P53"/>
      <text:p text:style-name="P53"/>
      <text:p text:style-name="P53"/>
      <text:p text:style-name="P19"><text:span text:style-name="T61">(S</text:span><text:span text:style-name="T37">n</text:span><text:span text:style-name="T61">, ∘) är en grupp:</text:span></text:p>
      <text:p text:style-name="P52"/>
      <text:p text:style-name="P52"><text:tab/>G1:<text:tab/>En sammansättning av bijektioner är också en bijektion.</text:p>
      <text:p text:style-name="P52"><text:tab/>G2:<text:tab/>Associativitet gäller alltid för sammasättning av funktioner.</text:p>
      <text:p text:style-name="P52"><text:tab/>G3:<text:tab/>Identietspermutationen id(x) = x är identietselement.</text:p>
      <text:p text:style-name="P52"/>
      <text:p text:style-name="P52"><text:tab/><text:tab/><text:tab/>{1, 2, 3, …} → {1, 2, 3, …}</text:p>
      <text:p text:style-name="P52"/>
      <text:p text:style-name="P52"><text:tab/>G4:<text:tab/>Inversen som funktion är inverselement.</text:p>
      <text:p text:style-name="P52"><text:tab/><text:tab/>Inversen av en bijektion är en bijektion.</text:p>
      <text:p text:style-name="P52"/>
      <text:p text:style-name="P52"/>
      <text:p text:style-name="P19"><text:span text:style-name="T61">Varje g </text:span><text:span text:style-name="T59">∈</text:span><text:span text:style-name="T61"> G (G grupp) ger en permutation av g.</text:span></text:p>
      <text:p text:style-name="P52"/>
      <text:p text:style-name="P19"><text:span text:style-name="T61">π</text:span><text:span text:style-name="T37">g</text:span><text:span text:style-name="T61">(h) = gh<text:tab/><text:tab/>π</text:span><text:span text:style-name="T37">g</text:span><text:span text:style-name="T61"> </text:span><text:span text:style-name="T59">∈</text:span><text:span text:style-name="T61"> S</text:span><text:span text:style-name="T37">G</text:span><text:span text:style-name="T61"><text:tab/>(G är isomorf med en delgrupp av S</text:span><text:span text:style-name="T37">G</text:span><text:span text:style-name="T61">)</text:span></text:p>
      <text:p text:style-name="P52"/>
      <text:p text:style-name="P61">För att beskriva permutationer</text:p>
      <text:p text:style-name="P52"/>
      <text:p text:style-name="P19"><text:span text:style-name="T61">Till exempel π</text:span><text:span text:style-name="T63"> </text:span><text:span text:style-name="T15">∈</text:span><text:span text:style-name="T16"> S</text:span><text:span text:style-name="T5">6</text:span><text:span text:style-name="T61">:</text:span></text:p>
      <text:p text:style-name="P54"><draw:frame draw:style-name="fr1" draw:name="graphics2" text:anchor-type="paragraph" svg:x="1.173cm" svg:y="0.229cm" svg:width="7.056cm" svg:height="5.997cm" draw:z-index="8"><draw:image xlink:href="Pictures/2000009100001B900000176D044712C8.svm" xlink:type="simple" xlink:show="embed" xlink:actuate="onLoad"/></draw:frame></text:p>
      <text:p text:style-name="P55"><text:tab/><text:tab/><text:tab/><text:tab/><text:tab/><text:tab/><text:tab/>Tvåradsnotation som beskriver</text:p>
      <text:p text:style-name="P55"><text:tab/><text:tab/><text:tab/><text:tab/><text:tab/><text:tab/><text:tab/>bijektionen:</text:p>
      <text:p text:style-name="P55"/>
      <text:p text:style-name="P20"><text:span text:style-name="T62"><text:tab/><text:tab/><text:tab/><text:tab/><text:tab/><text:tab/><text:tab/><text:tab/></text:span><text:span text:style-name="T62"><draw:frame draw:style-name="fr2" draw:name="Object2" text:anchor-type="as-char" svg:width="3.821cm" svg:height="1.159cm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5"/>
      <text:p text:style-name="P55"><text:tab/><text:tab/><text:tab/><text:tab/><text:tab/><text:tab/><text:tab/>Enradsnotation:</text:p>
      <text:p text:style-name="P55"/>
      <text:p text:style-name="P55"><text:tab/><text:tab/><text:tab/><text:tab/><text:tab/><text:tab/><text:tab/><text:tab/>[4 5 2 1 3 6]</text:p>
      <text:p text:style-name="P55"/>
      <text:p text:style-name="P55"><text:tab/><text:tab/><text:tab/><text:tab/><text:tab/><text:tab/><text:tab/><text:tab/>Det vill säga nedra raden i</text:p>
      <text:p text:style-name="P55"><text:tab/><text:tab/><text:tab/><text:tab/><text:tab/><text:tab/><text:tab/><text:tab/>tvåradsnotation och övre raden</text:p>
      <text:p text:style-name="P55"><text:tab/><text:tab/><text:tab/><text:tab/><text:tab/><text:tab/><text:tab/><text:tab/>är underförstådd.</text:p>
      <text:p text:style-name="P55"><text:tab/>Cykelnotation:</text:p>
      <text:p text:style-name="P55"/>
      <text:p text:style-name="P55"><text:tab/><text:tab/>(1 4 1⃥)(2 5 3 2⃥)(6 6⃥)<text:tab/><text:tab/>Cykelnotation, börja någonstans och</text:p>
      <text:p text:style-name="P55"><text:tab/><text:tab/>alltså:<text:tab/><text:tab/><text:tab/><text:tab/>följ “avbildningspilarna” till man</text:p>
      <text:p text:style-name="P55"><text:tab/><text:tab/>(1 4)(2 5 3)(6)<text:tab/><text:tab/><text:tab/>kommer tillbaka. Upprepa tills alla</text:p>
      <text:p text:style-name="P55"><text:tab/><text:tab/><text:tab/><text:tab/><text:tab/><text:tab/><text:tab/>element har tagits med.</text:p>
      <text:p text:style-name="P55"/>
      <text:p text:style-name="P21"><text:span text:style-name="T62">σ </text:span><text:span text:style-name="T59">∈</text:span><text:span text:style-name="T62"> S</text:span><text:span text:style-name="T38">6</text:span></text:p>
      <text:p text:style-name="P21"><draw:frame draw:style-name="fr1" draw:name="graphics3" text:anchor-type="paragraph" svg:x="0.845cm" svg:y="0.062cm" svg:width="7.056cm" svg:height="5.997cm" draw:z-index="10"><draw:image xlink:href="Pictures/2000009100001B900000176D20C8A7C8.svm" xlink:type="simple" xlink:show="embed" xlink:actuate="onLoad"/></draw:frame><text:span text:style-name="T39"><text:tab/></text:span><text:span text:style-name="T62"><text:tab/><text:tab/><text:tab/><text:tab/><text:tab/><text:tab/> Tvåradsnotation:</text:span></text:p>
      <text:p text:style-name="P55"/>
      <text:p text:style-name="P20"><text:span text:style-name="T62"><text:tab/><text:tab/><text:tab/><text:tab/><text:tab/><text:tab/><text:tab/><text:tab/></text:span><text:span text:style-name="T62"><draw:frame draw:style-name="fr2" draw:name="Object3" text:anchor-type="as-char" svg:width="3.835cm" svg:height="1.166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5"/>
      <text:p text:style-name="P20"><text:span text:style-name="T62"><text:tab/><text:tab/><text:tab/><text:tab/><text:tab/><text:tab/><text:tab/>Enradsnotation</text:span><text:span text:style-name="T63">:</text:span></text:p>
      <text:p text:style-name="P56"/>
      <text:p text:style-name="P57"><text:tab/><text:tab/><text:tab/><text:tab/><text:tab/><text:tab/><text:tab/><text:tab/>[3 6 5 1 4 2]</text:p>
      <text:p text:style-name="P57"/>
      <text:p text:style-name="P57"><text:tab/><text:tab/><text:tab/><text:tab/><text:tab/><text:tab/><text:tab/>Cykelnotation:</text:p>
      <text:p text:style-name="P57"/>
      <text:p text:style-name="P57"><text:tab/><text:tab/><text:tab/><text:tab/><text:tab/><text:tab/><text:tab/><text:tab/>(1 3 5 4)(2 6)</text:p>
      <text:p text:style-name="P57"/>
      <text:p text:style-name="P57"/>
      <text:p text:style-name="P21"><text:span text:style-name="T63">Produkten i S</text:span><text:span text:style-name="T39">6</text:span><text:span text:style-name="T63">: (först σ sedan π)</text:span></text:p>
      <text:p text:style-name="P57"/>
      <text:p text:style-name="P21"><text:span text:style-name="T63"><text:tab/>πσ = </text:span><text:span text:style-name="T63"><draw:frame draw:style-name="fr2" draw:name="Object4" text:anchor-type="as-char" svg:width="8.356cm" svg:height="1.75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3"> = (1 2 6 5)(3)(4)</text:span></text:p>
      <text:p text:style-name="P57"><text:tab/><text:tab/>(id→σ i först–andra raden, σ→π i andra–tredje rad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Libertine" svg:font-family="'Linux Libertine'" style:font-adornments="Bold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ve user</meta:initial-creator>
    <meta:creation-date>2011-03-16T15:33:11</meta:creation-date>
    <meta:generator>OpenOffice.org/3.2$Unix OpenOffice.org_project/320m19$Build-9505</meta:generator>
    <dc:date>2011-05-31T01:52:01</dc:date>
    <dc:creator>Mattias </dc:creator>
    <meta:editing-duration>PT08H43M10S</meta:editing-duration>
    <meta:editing-cycles>15</meta:editing-cycles>
    <meta:document-statistic meta:table-count="0" meta:image-count="3" meta:object-count="4" meta:page-count="7" meta:paragraph-count="143" meta:word-count="1060" meta:character-count="5015"/>
  </office:meta>
</office:document-meta>
</file>

<file path=Object 1/content.xml><?xml version="1.0" encoding="utf-8"?>
<math xmlns="http://www.w3.org/1998/Math/MathML">
  <semantics>
    <mrow>
      <mtext/>
      <mi/>
      <mrow>
        <mrow>
          <mrow>
            <mfrac>
              <mtext>p(x)</mtext>
              <mtext>q(x)</mtext>
            </mfrac>
            <mi/>
          </mrow>
          <mi mathvariant="normal">∣</mi>
          <mrow>
            <mi/>
            <mtable>
              <mtr>
                <mtd>
                  <mtext>p, q ∈ F[x]</mtext>
                </mtd>
              </mtr>
              <mtr>
                <mtd>
                  <mtext>q(x) ≠ 0</mtext>
                </mtd>
              </mtr>
            </mtable>
          </mrow>
        </mrow>
      </mrow>
      <mi/>
      <mtext/>
    </mrow>
    <annotation encoding="StarMath 5.0">alignc{""~ left none
"p(x)" over "q(x)" ~ mline ~ {alignl stack{"p, q ∈ F[x]" # "q(x) ≠ 0"}}
right none ~""}</annotation>
  </semantics>
</math>
</file>

<file path=Object 2/content.xml><?xml version="1.0" encoding="utf-8"?>
<math xmlns="http://www.w3.org/1998/Math/MathML">
  <semantics>
    <mfenced open="" close="">
      <mtable>
        <mtr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</mtr>
        <mtr>
          <mtd>
            <mn>4</mn>
          </mtd>
          <mtd>
            <mn>5</mn>
          </mtd>
          <mtd>
            <mn>2</mn>
          </mtd>
          <mtd>
            <mn>1</mn>
          </mtd>
          <mtd>
            <mn>3</mn>
          </mtd>
          <mtd>
            <mn>6</mn>
          </mtd>
        </mtr>
      </mtable>
    </mfenced>
    <annotation encoding="StarMath 5.0">left (matrix{1#2#3#4#5#6##4#5#2#1#3#6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n>1</mn>
          </mtd>
          <mtd>
            <mn>2</mn>
          </mtd>
          <mtd>
            <mn>3</mn>
          </mtd>
          <mtd>
            <mn>4</mn>
          </mtd>
          <mtd>
            <mn>5</mn>
          </mtd>
          <mtd>
            <mn>6</mn>
          </mtd>
        </mtr>
        <mtr>
          <mtd>
            <mn>3</mn>
          </mtd>
          <mtd>
            <mn>6</mn>
          </mtd>
          <mtd>
            <mn>5</mn>
          </mtd>
          <mtd>
            <mn>1</mn>
          </mtd>
          <mtd>
            <mn>4</mn>
          </mtd>
          <mtd>
            <mn>2</mn>
          </mtd>
        </mtr>
      </mtable>
    </mfenced>
    <annotation encoding="StarMath 5.0">left (matrix{1#2#3#4#5#6##3#6#5#1#4#2} right )</annotation>
  </semantics>
</math>
</file>

<file path=Object 4/content.xml><?xml version="1.0" encoding="utf-8"?>
<math xmlns="http://www.w3.org/1998/Math/MathML">
  <semantics>
    <mrow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</mtr>
          <mtr>
            <mtd>
              <mn>3</mn>
            </mtd>
            <mtd>
              <mn>6</mn>
            </mtd>
            <mtd>
              <mn>5</mn>
            </mtd>
            <mtd>
              <mn>1</mn>
            </mtd>
            <mtd>
              <mn>4</mn>
            </mtd>
            <mtd>
              <mn>2</mn>
            </mtd>
          </mtr>
          <mtr>
            <mtd>
              <mn>2</mn>
            </mtd>
            <mtd>
              <mn>6</mn>
            </mtd>
            <mtd>
              <mn>3</mn>
            </mtd>
            <mtd>
              <mn>4</mn>
            </mtd>
            <mtd>
              <mn>1</mn>
            </mtd>
            <mtd>
              <mn>5</mn>
            </mtd>
          </mtr>
        </mtable>
      </mfenced>
      <mtext> = </mtext>
      <mfenced open="" close=""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  <mtd>
              <mn>5</mn>
            </mtd>
            <mtd>
              <mn>6</mn>
            </mtd>
          </mtr>
          <mtr>
            <mtd>
              <mn>2</mn>
            </mtd>
            <mtd>
              <mn>6</mn>
            </mtd>
            <mtd>
              <mn>3</mn>
            </mtd>
            <mtd>
              <mn>4</mn>
            </mtd>
            <mtd>
              <mn>1</mn>
            </mtd>
            <mtd>
              <mn>5</mn>
            </mtd>
          </mtr>
        </mtable>
      </mfenced>
    </mrow>
    <annotation encoding="StarMath 5.0">left (matrix{1#2#3#4#5#6##3#6#5#1#4#2##2#6#3#4#1#5} right ) " = " left (matrix{1#2#3#4#5#6##2#6#3#4#1#5} right )</annotation>
  </semantics>
</math>
</file>